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7917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9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80">
            <text:p>8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3">
          <table:table-cell office:value-type="string">
            <text:p>V_Beta2</text:p>
          </table:table-cell>
          <table:table-cell table:style-name="ce4" office:value-type="float" office:value="170">
            <text:p>1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60">
            <text:p>6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5">
            <text:p>15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2">
          <table:table-cell office:value-type="string">
            <text:p>V_Delta2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2">
          <table:table-cell office:value-type="string">
            <text:p>V_Delta3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30">
            <text:p>1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2">
          <table:table-cell office:value-type="string">
            <text:p>V_Zeta_01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3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5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6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BetaGold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1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2">
          <table:table-cell office:value-type="string">
            <text:p>V_AlphaGold2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2">
          <table:table-cell office:value-type="string">
            <text:p>V_AlphaGold3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2">
          <table:table-cell office:value-type="string">
            <text:p>V_AlphaGold4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2">
          <table:table-cell office:value-type="string">
            <text:p>V_AlphaGold5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2">
          <table:table-cell office:value-type="string">
            <text:p>V_BetaGold_Intro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Gold_Intro_Entry</text:p>
          </table:table-cell>
          <table:table-cell table:number-columns-repeated="999"/>
        </table:table-row>
        <table:table-row table:style-name="ro2">
          <table:table-cell office:value-type="string">
            <text:p>V_AlphaGold_Intro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Intro_Entry</text:p>
          </table:table-cell>
          <table:table-cell table:number-columns-repeated="99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5/06/2016</text:date>, <text:time>22:4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06T22:41:33.54</dc:date>
    <dc:creator>Wister </dc:creator>
    <meta:editing-duration>PT2H17M21S</meta:editing-duration>
    <meta:editing-cycles>86</meta:editing-cycles>
    <meta:document-statistic meta:table-count="1" meta:cell-count="749" meta:object-count="0"/>
  </office:meta>
</office:document-meta>
</file>